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cc695" officeooo:paragraph-rsid="001cc695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cc695" officeooo:paragraph-rsid="001cc69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cc695" officeooo:paragraph-rsid="001cc69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1"/>
      <text:p text:style-name="P3">#include &lt;iostream&gt;</text:p>
      <text:p text:style-name="P3">using namespace std;</text:p>
      <text:p text:style-name="P3"/>
      <text:p text:style-name="P3">class Cargo_Ship</text:p>
      <text:p text:style-name="P3">{</text:p>
      <text:p text:style-name="P3"><text:s text:c="4"/>int weight;</text:p>
      <text:p text:style-name="P3"/>
      <text:p text:style-name="P3">public:</text:p>
      <text:p text:style-name="P3"><text:s text:c="4"/>Cargo_Ship(int a)</text:p>
      <text:p text:style-name="P3"><text:s text:c="4"/>{</text:p>
      <text:p text:style-name="P3"><text:s text:c="8"/>weight = a;</text:p>
      <text:p text:style-name="P3"><text:s text:c="4"/>}</text:p>
      <text:p text:style-name="P3"><text:s text:c="4"/>Cargo_Ship operator+(Cargo_Ship var2)</text:p>
      <text:p text:style-name="P3"><text:s text:c="4"/>{</text:p>
      <text:p text:style-name="P3"><text:s text:c="8"/>int temp;</text:p>
      <text:p text:style-name="P3"><text:s text:c="8"/>temp = weight + var2.weight;</text:p>
      <text:p text:style-name="P3"><text:s text:c="8"/>return Cargo_Ship(temp);</text:p>
      <text:p text:style-name="P3"><text:s text:c="4"/>}</text:p>
      <text:p text:style-name="P3"><text:s text:c="4"/>void print()</text:p>
      <text:p text:style-name="P3"><text:s text:c="4"/>{</text:p>
      <text:p text:style-name="P3"><text:s text:c="8"/>cout &lt;&lt; "Total Weight:" &lt;&lt; weight &lt;&lt; "Kg" &lt;&lt; endl;</text:p>
      <text:p text:style-name="P3"><text:s text:c="4"/>}</text:p>
      <text:p text:style-name="P3">};</text:p>
      <text:p text:style-name="P3"/>
      <text:p text:style-name="P3">int main()</text:p>
      <text:p text:style-name="P3">{</text:p>
      <text:p text:style-name="P3"><text:s text:c="4"/>Cargo_Ship container1(40);</text:p>
      <text:p text:style-name="P3"><text:s text:c="4"/>Cargo_Ship container2(10);</text:p>
      <text:p text:style-name="P3"><text:s text:c="4"/>Cargo_Ship container3(20);</text:p>
      <text:p text:style-name="P3"><text:s text:c="4"/>Cargo_Ship total(0);</text:p>
      <text:p text:style-name="P3"><text:s text:c="4"/>total = container1 + container2 + container3;</text:p>
      <text:p text:style-name="P3"><text:s text:c="4"/>total.print();</text:p>
      <text:p text:style-name="P3"><text:s text:c="4"/>return 0;</text:p>
      <text:p text:style-name="P3">}</text:p>
      <text:p text:style-name="P3"/>
      <text:p text:style-name="P3"/>
      <text:p text:style-name="P2">TASK#2:</text:p>
      <text:p text:style-name="P2"/>
      <text:p text:style-name="P3"/>
      <text:p text:style-name="P3"/>
      <text:p text:style-name="P3">#include &lt;iostream&gt;</text:p>
      <text:p text:style-name="P3">using namespace std;</text:p>
      <text:p text:style-name="P3"/>
      <text:p text:style-name="P3">class Counter</text:p>
      <text:p text:style-name="P3">{</text:p>
      <text:p text:style-name="P3"><text:s text:c="4"/>int count;</text:p>
      <text:p text:style-name="P3"/>
      <text:p text:style-name="P3"><text:soft-page-break/>public:</text:p>
      <text:p text:style-name="P3"><text:s text:c="4"/>Counter(int a)</text:p>
      <text:p text:style-name="P3"><text:s text:c="4"/>{</text:p>
      <text:p text:style-name="P3"><text:s text:c="8"/>count = a;</text:p>
      <text:p text:style-name="P3"><text:s text:c="4"/>}</text:p>
      <text:p text:style-name="P3"/>
      <text:p text:style-name="P3"><text:s text:c="4"/>void operator++()</text:p>
      <text:p text:style-name="P3"><text:s text:c="4"/>{</text:p>
      <text:p text:style-name="P3"><text:s text:c="8"/>count++;</text:p>
      <text:p text:style-name="P3"><text:s text:c="4"/>}</text:p>
      <text:p text:style-name="P3"/>
      <text:p text:style-name="P3"><text:s text:c="4"/>void operator--()</text:p>
      <text:p text:style-name="P3"><text:s text:c="4"/>{</text:p>
      <text:p text:style-name="P3"><text:s text:c="8"/>count--;</text:p>
      <text:p text:style-name="P3"><text:s text:c="4"/>}</text:p>
      <text:p text:style-name="P3"><text:s text:c="4"/>void print()</text:p>
      <text:p text:style-name="P3"><text:s text:c="4"/>{</text:p>
      <text:p text:style-name="P3"><text:s text:c="8"/>cout &lt;&lt; count &lt;&lt; endl;</text:p>
      <text:p text:style-name="P3"><text:s text:c="4"/>}</text:p>
      <text:p text:style-name="P3">};</text:p>
      <text:p text:style-name="P3"/>
      <text:p text:style-name="P3">int main()</text:p>
      <text:p text:style-name="P3">{</text:p>
      <text:p text:style-name="P3"><text:s text:c="4"/>Counter a(100);</text:p>
      <text:p text:style-name="P3"><text:s text:c="4"/>a.operator++();</text:p>
      <text:p text:style-name="P3"><text:s text:c="4"/>cout &lt;&lt; "Operator Incremnetal:";</text:p>
      <text:p text:style-name="P3"><text:s text:c="4"/>a.print();</text:p>
      <text:p text:style-name="P3"><text:s text:c="4"/>cout &lt;&lt; "Operator Decremental:";</text:p>
      <text:p text:style-name="P3"><text:s text:c="4"/>a.operator--();</text:p>
      <text:p text:style-name="P3"><text:s text:c="4"/>a.print();</text:p>
      <text:p text:style-name="P3"/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5:50:46.550167427</meta:creation-date>
    <meta:generator>LibreOffice/6.4.6.2$Linux_X86_64 LibreOffice_project/40$Build-2</meta:generator>
    <dc:date>2020-12-03T15:54:16.756069820</dc:date>
    <meta:editing-duration>PT3M31S</meta:editing-duration>
    <meta:editing-cycles>1</meta:editing-cycles>
    <meta:document-statistic meta:table-count="0" meta:image-count="0" meta:object-count="0" meta:page-count="2" meta:paragraph-count="67" meta:word-count="132" meta:character-count="1024" meta:non-whitespace-character-count="738"/>
  </office:meta>
</office:document-meta>
</file>